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OpenSymbol" svg:font-family="OpenSymbol"/>
    <style:font-face style:name="Verdana" svg:font-family="Verdana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Verdana" fo:font-size="13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Verdana" fo:font-size="13pt"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/>
      <style:text-properties style:font-name="Verdana" fo:font-size="13pt"/>
    </style:style>
    <style:style style:name="P6" style:family="paragraph" style:parent-style-name="Standard">
      <style:paragraph-properties fo:margin-top="0cm" fo:margin-bottom="0cm" loext:contextual-spacing="false"/>
      <style:text-properties style:font-name="Verdana" fo:font-size="13pt" style:text-underline-style="solid" style:text-underline-width="auto" style:text-underline-color="font-color"/>
    </style:style>
    <style:style style:name="P7" style:family="paragraph" style:parent-style-name="Standard">
      <style:paragraph-properties fo:margin-left="4.445cm" fo:margin-right="0cm" fo:margin-top="0cm" fo:margin-bottom="0cm" loext:contextual-spacing="false" fo:text-indent="0cm" style:auto-text-indent="false"/>
      <style:text-properties style:font-name="Verdana" fo:font-size="13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Verdana" fo:font-size="15pt" fo:font-weight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Verdana" fo:font-size="13pt"/>
    </style:style>
    <style:style style:name="P10" style:family="paragraph" style:parent-style-name="Standard">
      <style:paragraph-properties fo:margin-top="0cm" fo:margin-bottom="0cm" loext:contextual-spacing="false"/>
      <style:text-properties style:font-name="Verdana" fo:font-size="13pt" style:text-underline-style="solid" style:text-underline-width="auto" style:text-underline-color="font-color"/>
    </style:style>
    <style:style style:name="P11" style:family="paragraph" style:parent-style-name="Standard" style:list-style-name="L1">
      <style:paragraph-properties fo:margin-left="3.175cm" fo:margin-right="0cm" fo:margin-top="0cm" fo:margin-bottom="0cm" loext:contextual-spacing="false" fo:line-height="115%" fo:text-align="start" style:justify-single-word="false" fo:orphans="2" fo:widows="2" fo:text-indent="0cm" style:auto-text-indent="false" fo:keep-with-next="always" style:writing-mode="lr-tb"/>
      <style:text-properties fo:font-variant="normal" fo:text-transform="none" fo:color="#000000" style:font-name="Verdana" fo:font-size="13pt" fo:language="fr" fo:country="FR" fo:font-weight="normal"/>
    </style:style>
    <style:style style:name="P12" style:family="paragraph" style:parent-style-name="Standard" style:list-style-name="L2">
      <style:paragraph-properties fo:margin-left="3.175cm" fo:margin-right="0cm" fo:margin-top="0cm" fo:margin-bottom="0cm" loext:contextual-spacing="false" fo:line-height="115%" fo:text-align="start" style:justify-single-word="false" fo:orphans="2" fo:widows="2" fo:text-indent="0cm" style:auto-text-indent="false" fo:keep-with-next="always" style:writing-mode="lr-tb"/>
      <style:text-properties fo:font-variant="normal" fo:text-transform="none" fo:color="#000000" style:font-name="Verdana" fo:font-size="13pt" fo:language="fr" fo:country="FR" fo:font-weight="normal"/>
    </style:style>
    <style:style style:name="P13" style:family="paragraph" style:parent-style-name="Standard" style:list-style-name="L3">
      <style:paragraph-properties fo:margin-left="3.175cm" fo:margin-right="0cm" fo:margin-top="0cm" fo:margin-bottom="0cm" loext:contextual-spacing="false" fo:line-height="115%" fo:text-align="start" style:justify-single-word="false" fo:orphans="2" fo:widows="2" fo:text-indent="0cm" style:auto-text-indent="false" fo:keep-with-next="always" style:writing-mode="lr-tb"/>
      <style:text-properties fo:font-variant="normal" fo:text-transform="none" fo:color="#000000" style:font-name="Verdana" fo:font-size="13pt" fo:language="fr" fo:country="FR" fo:font-weight="normal"/>
    </style:style>
    <style:style style:name="P14" style:family="paragraph" style:parent-style-name="Standard">
      <style:paragraph-properties fo:margin-left="2.54cm" fo:margin-right="0cm" fo:margin-top="0cm" fo:margin-bottom="0cm" loext:contextual-spacing="false" fo:text-indent="-0.635cm" style:auto-text-indent="false"/>
      <style:text-properties style:font-name="Verdana" fo:font-size="13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Verdana" fo:font-size="13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Verdana" fo:font-size="13pt" style:text-underline-style="solid" style:text-underline-width="auto" style:text-underline-color="font-color"/>
    </style:style>
    <style:style style:name="P17" style:family="paragraph" style:parent-style-name="Standard" style:list-style-name="L4">
      <style:paragraph-properties fo:margin-left="1.27cm" fo:margin-right="0cm" fo:margin-top="0cm" fo:margin-bottom="0cm" loext:contextual-spacing="false" fo:line-height="115%" fo:text-align="start" style:justify-single-word="false" fo:orphans="2" fo:widows="2" fo:text-indent="0cm" style:auto-text-indent="false" fo:keep-with-next="always" style:writing-mode="lr-tb"/>
      <style:text-properties fo:font-variant="normal" fo:text-transform="none" fo:color="#000000" style:font-name="Verdana" fo:font-size="13pt" fo:language="fr" fo:country="FR" fo:font-weight="normal"/>
    </style:style>
    <style:style style:name="P18" style:family="paragraph" style:parent-style-name="Standard" style:list-style-name="L5">
      <style:paragraph-properties fo:margin-left="1.27cm" fo:margin-right="0cm" fo:margin-top="0cm" fo:margin-bottom="0cm" loext:contextual-spacing="false" fo:line-height="115%" fo:text-align="start" style:justify-single-word="false" fo:orphans="2" fo:widows="2" fo:text-indent="0cm" style:auto-text-indent="false" fo:keep-with-next="always" style:writing-mode="lr-tb"/>
      <style:text-properties fo:font-variant="normal" fo:text-transform="none" fo:color="#000000" style:font-name="Verdana" fo:font-size="13pt" fo:language="fr" fo:country="FR" fo:font-weight="normal"/>
    </style:style>
    <style:style style:name="T1" style:family="text">
      <style:text-properties officeooo:rsid="001c8ef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min-label-width="0.635cm"/>
        <style:text-properties style:font-name="FreeSerif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min-label-width="0.635cm"/>
        <style:text-properties style:font-name="FreeSerif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Projet BDD : Forum nouvelles technologies</text:p>
        <text:p text:style-name="P5"/>
        <text:p text:style-name="P6">Description du projet:</text:p>
        <text:p text:style-name="P6"/>
        <text:p text:style-name="P5"><text:tab/>Le forum “le E-forum” propose les services suivants:</text:p>
        <text:list xml:id="list6946499089639285096" text:style-name="L1">
          <text:list-item>
            <text:p text:style-name="P11">création d’utilisateur</text:p>
          </text:list-item>
        </text:list>
        <text:list xml:id="list5219171917421211182" text:style-name="L2">
          <text:list-item>
            <text:p text:style-name="P12">modification d’un profil d’utilisateur</text:p>
          </text:list-item>
        </text:list>
        <text:list xml:id="list9105424694178294789" text:style-name="L3">
          <text:list-item>
            <text:p text:style-name="P13">un utilisateur peut poster et lire des messages</text:p>
          </text:list-item>
          <text:list-item>
            <text:p text:style-name="P13">un message est contenu dans une unique catégorie</text:p>
          </text:list-item>
          <text:list-item>
            <text:p text:style-name="P13">proposition de profil pour recruteur </text:p>
          </text:list-item>
        </text:list>
        <text:p text:style-name="P5"/>
        <text:p text:style-name="P5"/>
        <text:p text:style-name="P6">Description des entités:</text:p>
        <text:p text:style-name="P14">Utilisateur:</text:p>
        <text:p text:style-name="P1"><text:tab/><text:tab/>- Pseudonyme</text:p>
        <text:p text:style-name="P1"><text:tab/><text:tab/>- Adresse Mail</text:p>
        <text:p text:style-name="P1"><text:tab/><text:tab/>- Date Naissance</text:p>
        <text:p text:style-name="P1"><text:tab/><text:tab/>- Sexe</text:p>
        <text:p text:style-name="P1"><text:tab/><text:tab/>- Ville</text:p>
        <text:p text:style-name="P1"><text:tab/><text:tab/>- Etude</text:p>
        <text:p text:style-name="P1"><text:tab/><text:tab/>- Nombre de message</text:p>
        <text:p text:style-name="P1"><text:tab/><text:tab/>- Moyenne de la qualité des messages</text:p>
        <text:p text:style-name="P1"><text:tab/><text:tab/>- Langage de programmation connus</text:p>
        <text:p text:style-name="P1"><text:tab/><text:tab/>- Niveau en programmation</text:p>
        <text:p text:style-name="P1"><text:tab/><text:tab/>- Date de dernière connexion</text:p>
        <text:p text:style-name="P14"><text:soft-page-break/>Message:</text:p>
        <text:p text:style-name="P14"><text:tab/>- Id message</text:p>
        <text:p text:style-name="P14"><text:tab/>- Date du message</text:p>
        <text:p text:style-name="P14"><text:tab/>- Contenu du message</text:p>
        <text:p text:style-name="P14"><text:tab/>- Qualité du message</text:p>
        <text:p text:style-name="P14">Catégorie</text:p>
        <text:p text:style-name="P14"><text:tab/>- Nom de la catégorie</text:p>
        <text:p text:style-name="P14"><text:bookmark text:name="__DdeLink__76_103818385"/><text:tab/>- Popularité</text:p>
        <text:p text:style-name="P14">Sujet</text:p>
        <text:p text:style-name="P14"><text:tab/>- Id sujet</text:p>
        <text:p text:style-name="P14"><text:s text:c="3"/>- Nom sujet</text:p>
        <text:p text:style-name="P14"><text:tab/>- Date de creation du sujet</text:p>
        <text:p text:style-name="P14"><text:tab/>- Popularité du sujet</text:p>
        <text:p text:style-name="P1"><text:tab/>Support</text:p>
        <text:p text:style-name="P1"><text:tab/><text:tab/>- ID du support</text:p>
        <text:p text:style-name="P1"><text:tab/><text:tab/>- Système d’exploitation</text:p>
        <text:p text:style-name="P1"><text:tab/><text:tab/>- Navigateur internet</text:p>
        <text:p text:style-name="P1"><text:tab/>Rang</text:p>
        <text:p text:style-name="P1"><text:tab/><text:tab/>- Nom du rang</text:p>
        <text:p text:style-name="P1"><text:tab/><text:tab/>- Palier d'accès</text:p>
        <text:p text:style-name="P1"><text:tab/>Statistiques</text:p>
        <text:p text:style-name="P1"><text:tab/><text:tab/>- Date</text:p>
        <text:p text:style-name="P1"><text:tab/><text:tab/>- Tranche Horaire</text:p>
        <text:p text:style-name="P1"><text:tab/><text:tab/>- Nombre de connexions</text:p>
        <text:p text:style-name="P1"><text:tab/><text:tab/>- Nombre de message postés</text:p>
        <text:p text:style-name="P1"><text:tab/>Status</text:p>
        <text:p text:style-name="P1"><text:soft-page-break/><text:tab/><text:tab/>- Initulé Status</text:p>
        <text:p text:style-name="P1"><text:tab/>Section</text:p>
        <text:p text:style-name="P1"><text:tab/><text:tab/>- Nom Section</text:p>
        <text:p text:style-name="P1"><text:tab/><text:tab/>- Popularité Section</text:p>
        <text:p text:style-name="P1"/>
        <text:p text:style-name="P3"/>
        <text:p text:style-name="P2">Description des fonctionnalités:</text:p>
        <text:p text:style-name="P2"/>
        <text:p text:style-name="P1"><text:tab/>- Création d'un utilisateur </text:p>
        <text:p text:style-name="P5"><text:tab/><text:tab/>Il doit remplir les champs suivant : nom, prénom, date <text:tab/>de naissance, sexe, ville, adresse mail, langage de <text:tab/><text:tab/><text:tab/>programmation et son niveau et ou domaine d’étude.</text:p>
        <text:p text:style-name="P5"><text:tab/></text:p>
        <text:list xml:id="list2661650005115592259" text:style-name="L4">
          <text:list-header>
            <text:p text:style-name="P17"><text:s/>- Modification d’un utilisateur</text:p>
          </text:list-header>
        </text:list>
        <text:p text:style-name="P5"><text:tab/><text:tab/>Tous les utilisateurs peuvent changer leurs informations <text:tab/>suivantes : ville , études, langage de programmation, niveau <text:tab/>de programmation.</text:p>
        <text:p text:style-name="P4"/>
        <text:list xml:id="list7111166747039833717" text:style-name="L5">
          <text:list-header>
            <text:p text:style-name="P18"><text:s/>- Suppression d’un utilisateur</text:p>
          </text:list-header>
        </text:list>
        <text:p text:style-name="P5"><text:tab/><text:tab/>Si un utilisateur décide de supprimer son compte, on <text:tab/>conserve le profil mais il passe dans la liste des <text:tab/>utilisateurs <text:tab/>supprimés. Ses messages restent disponibles mais le <text:tab/>pseudo <text:tab/>passe en «compte supprimé». Le pseudo d'origine ne <text:tab/>sera pas <text:tab/>réutilisable par d'autres utilisateurs.</text:p>
        <text:p text:style-name="P1"><text:tab/>- Droit des utilisateurs</text:p>
        <text:p text:style-name="P5"><text:tab/><text:tab/>Un utilisateur normal peut poster des messages et <text:s text:c="3"/><text:tab/>créer des sujets. Il peut supprimer ses propres messages et <text:tab/>fermer ses propres sujets.</text:p>
        <text:p text:style-name="P5"><text:tab/><text:tab/>Un modérateur est responsable d’une ou plusieurs <text:tab/>catégorie(s). Il peut modifier et supprimer les <text:tab/><text:tab/><text:tab/>messages et les sujets des autres utilisateurs et <text:tab/><text:tab/><text:tab/>promouvoir des utilisateurs au status de recruteur.</text:p>
        <text:p text:style-name="P5"><text:tab/><text:tab/>Un administrateur possède les mêmes droits qu'un <text:tab/>modérateur mais il peut aussi consulter les stats du <text:tab/><text:tab/>forum, ainsi que supprimer des utilisateurs.</text:p>
        <text:p text:style-name="P5"><text:soft-page-break/><text:tab/><text:tab/>Un recruteur acquiert son status après demande à un <text:tab/>administrateur ou modérateur. Il dispose des mêmes <text:tab/>droits <text:tab/>qu'un utilisateur normal mais dispose en plus d'un accès à un <text:tab/>outil de recherche de candidats potentiels.</text:p>
        <text:p text:style-name="P5"/>
        <text:p text:style-name="P1"><text:tab/>- Proposition de profil pour recruteur</text:p>
        <text:p text:style-name="P5"><text:tab/><text:tab/>Un recruteur peut demander certaines conditions <text:tab/>lors de sa recherche de candidats: un périmètre de <text:tab/><text:tab/>recherche, âge, sexe, études, langage et le serveur lui <text:tab/>retournera une liste de 5 profils correspondant au mieux à sa <text:tab/>recherche.</text:p>
        <text:p text:style-name="P5"/>
        <text:p text:style-name="P1"><text:tab/>- Structure du forum</text:p>
        <text:p text:style-name="P1"><text:tab/><text:tab/>Le forum est composé de plusieurs sections fixées <text:tab/>par les administrateurs. (ex: <text:s/>Informatique, Jeux Vidéos, <text:tab/>Sciences, Bric-à-Brac …).</text:p>
        <text:p text:style-name="P1"><text:tab/><text:tab/>Ces sections sont composées de catégories, elles <text:tab/>aussi créées par les administrateurs. Une catégorie <text:tab/><text:tab/>possède un unique modérateur. (ex: Pour la section <text:tab/><text:tab/>Informatique, on pourrait retrouver des catégories telles <text:tab/>que: <text:s/>Programmation, Matériel, Demande d'aides …).</text:p>
        <text:p text:style-name="P1"><text:tab/><text:tab/>Dans les catégories, les utilisateurs peuvent créer <text:tab/>des sujets ainsi que poster des messages dans leurs <text:tab/><text:tab/>sujets et dans les sujets d'autres utilisateurs.</text:p>
        <text:p text:style-name="P1"><text:tab/><text:tab/>Les différents éléments présentés ci-dessus auront <text:tab/>une note de «qualité», présentée ci-dessous.</text:p>
        <text:p text:style-name="P1"><text:tab/>- Statistiques d’utilisation du forum</text:p>
        <text:p text:style-name="P5"><text:tab/><text:tab/>A chaque message posté par un utilisateur, son nombre <text:tab/>de messages s'incrémente.</text:p>
        <text:p text:style-name="P5"><text:tab/><text:tab/>Lorsqu'un message est vu, le compteur de popularité <text:tab/>correspondant à sa catégorie et sa section augmente de 0.01.</text:p>
        <text:p text:style-name="P5"><text:tab/><text:tab/>A chaque «upvote» sur un message, sa qualité augmente <text:tab/>de 1.</text:p>
        <text:p text:style-name="P5"><text:tab/><text:tab/>A chaque «downvote» sur un message, sa qualité <text:tab/>diminue de 0,5.</text:p>
        <text:p text:style-name="P5"><text:tab/><text:tab/>Une moyenne sera calculée pour chaque utilisateur selon <text:tab/>la qualité de ses messages.</text:p>
        <text:p text:style-name="P5"><text:soft-page-break/><text:tab/><text:tab/>Tous les jours à minuit, le serveur, pour chaque <text:tab/>personne, va calculer sa moyenne de qualité et va lui définir <text:tab/>un rang.</text:p>
        <text:p text:style-name="P5"><text:tab/><text:tab/>Il va aussi calculer le nombre de message sur la journée <text:tab/>dans chaque section/catégorie, les périodes de fréquentation, <text:tab/>la proportion d'âge par catégorie, les préférences de langage <text:tab/>et le sexe par catégorie.</text:p>
        <text:p text:style-name="P5"><text:tab/><text:tab/>De plus, à chaque connexion/déconnexion, un “tableau” <text:tab/>de connexion est mis à jour et à minuit le serveur définit les <text:tab/>plages horaires où le forum a été le plus actif / inactif et reset <text:tab/>le tableau.</text:p>
        <text:p text:style-name="P5"><text:tab/><text:tab/>A chaque connexion, le serveur détermine le support de <text:tab/>l’utilisateur.</text:p>
        <text:p text:style-name="P5"><text:tab/><text:tab/>Tous les dimanches , le serveur fait des statistiques sur: <text:tab/>le navigateur et le système d’exploitation des utilisateurs.</text:p>
        <text:p text:style-name="P5"/>
        <text:p text:style-name="P7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OpenSymbol" svg:font-family="OpenSymbol"/>
    <style:font-face style:name="Verdana" svg:font-family="Verdana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keep-with-next="always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LO-normal" style:family="paragraph">
      <style:paragraph-properties fo:text-align="start" style:justify-single-word="false" fo:orphans="2" fo:widows="2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fo:color="#000000" style:font-name="Arial" fo:font-family="Arial" fo:font-size="11pt"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LO-normal" style:next-style-name="Subtitle" style:class="chapter">
      <style:paragraph-properties fo:margin-top="0cm" fo:margin-bottom="0.106cm" loext:contextual-spacing="false" fo:line-height="100%" fo:text-align="start" style:justify-single-word="false" fo:keep-with-next="always"/>
      <style:text-properties fo:font-size="26pt" fo:font-weight="bold"/>
    </style:style>
    <style:style style:name="Heading_20_6" style:display-name="Heading 6" style:family="paragraph" style:next-style-name="Text_20_body" style:class="text">
      <style:paragraph-properties fo:margin-top="0.423cm" fo:margin-bottom="0.141cm" loext:contextual-spacing="false" fo:line-height="100%" fo:keep-with-next="always"/>
      <style:text-properties fo:color="#666666" fo:font-size="11pt" fo:font-style="italic"/>
    </style:style>
    <style:style style:name="Heading_20_1" style:display-name="Heading 1" style:family="paragraph" style:next-style-name="Text_20_body" style:class="text">
      <style:paragraph-properties fo:margin-top="0.706cm" fo:margin-bottom="0.212cm" loext:contextual-spacing="false" fo:line-height="100%" fo:keep-with-next="always"/>
      <style:text-properties fo:font-size="20pt"/>
    </style:style>
    <style:style style:name="Heading_20_2" style:display-name="Heading 2" style:family="paragraph" style:next-style-name="Text_20_body" style:class="text">
      <style:paragraph-properties fo:margin-top="0.635cm" fo:margin-bottom="0.212cm" loext:contextual-spacing="false" fo:line-height="100%" fo:keep-with-next="always"/>
      <style:text-properties fo:font-size="16pt" fo:font-weight="normal"/>
    </style:style>
    <style:style style:name="Heading_20_3" style:display-name="Heading 3" style:family="paragraph" style:next-style-name="Text_20_body" style:class="text">
      <style:paragraph-properties fo:margin-top="0.564cm" fo:margin-bottom="0.141cm" loext:contextual-spacing="false" fo:line-height="100%" fo:keep-with-next="always"/>
      <style:text-properties fo:color="#434343" fo:font-size="14pt" fo:font-weight="normal"/>
    </style:style>
    <style:style style:name="Heading_20_4" style:display-name="Heading 4" style:family="paragraph" style:next-style-name="Text_20_body" style:class="text">
      <style:paragraph-properties fo:margin-top="0.494cm" fo:margin-bottom="0.141cm" loext:contextual-spacing="false" fo:line-height="100%" fo:keep-with-next="always"/>
      <style:text-properties fo:color="#666666" fo:font-size="12pt"/>
    </style:style>
    <style:style style:name="Heading_20_5" style:display-name="Heading 5" style:family="paragraph" style:next-style-name="Text_20_body" style:class="text">
      <style:paragraph-properties fo:margin-top="0.423cm" fo:margin-bottom="0.141cm" loext:contextual-spacing="false" fo:line-height="100%" fo:keep-with-next="always"/>
      <style:text-properties fo:color="#666666" fo:font-size="11pt"/>
    </style:style>
    <style:style style:name="Subtitle" style:family="paragraph" style:parent-style-name="LO-normal" style:next-style-name="Text_20_body" style:class="chapter">
      <style:paragraph-properties fo:margin-top="0cm" fo:margin-bottom="0.564cm" loext:contextual-spacing="false" fo:line-height="100%" fo:text-align="start" style:justify-single-word="false" fo:keep-with-next="always"/>
      <style:text-properties fo:color="#666666" style:font-name="Arial" fo:font-family="Arial" fo:font-size="15pt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ListLabel_20_64_5f_text" style:display-name="ListLabel 64_text" style:family="text">
      <style:text-properties style:font-name="Verdana" fo:font-family="Verdana" fo:font-size="13pt"/>
    </style:style>
    <style:style style:name="ListLabel_20_19_5f_text" style:display-name="ListLabel 19_text" style:family="text">
      <style:text-properties style:font-name="Verdana" fo:font-family="Verdana" fo:font-size="13pt"/>
    </style:style>
    <style:style style:name="ListLabel_20_73_5f_text" style:display-name="ListLabel 73_text" style:family="text">
      <style:text-properties style:font-name="Verdana" fo:font-family="Verdana" fo:font-size="13pt"/>
    </style:style>
    <style:style style:name="ListLabel_20_28_5f_text" style:display-name="ListLabel 28_text" style:family="text">
      <style:text-properties style:font-name="Verdana" fo:font-family="Verdana" fo:font-size="13pt"/>
    </style:style>
    <style:style style:name="ListLabel_20_82_5f_text" style:display-name="ListLabel 82_text" style:family="text">
      <style:text-properties style:font-name="Verdana" fo:font-family="Verdana" fo:font-size="13pt"/>
    </style:style>
    <style:style style:name="ListLabel_20_37_5f_text" style:display-name="ListLabel 37_text" style:family="text">
      <style:text-properties style:font-name="Verdana" fo:font-family="Verdana" fo:font-size="13pt"/>
    </style:style>
    <style:style style:name="ListLabel_20_91_5f_text" style:display-name="ListLabel 91_text" style:family="text">
      <style:text-properties fo:font-size="13pt"/>
    </style:style>
    <style:style style:name="ListLabel_20_46_5f_text" style:display-name="ListLabel 46_text" style:family="text">
      <style:text-properties style:font-name="Verdana" fo:font-family="Verdana" fo:font-size="13pt"/>
    </style:style>
    <style:style style:name="ListLabel_20_11_5f_text" style:display-name="ListLabel 11_text" style:family="text">
      <style:text-properties style:font-name="Verdana" fo:font-family="Verdana" fo:font-size="13pt"/>
    </style:style>
    <style:style style:name="ListLabel_20_10_5f_text" style:display-name="ListLabel 10_text" style:family="text">
      <style:text-properties style:font-name="Verdana" fo:font-family="Verdana" fo:font-size="13pt"/>
    </style:style>
    <style:style style:name="ListLabel_20_1_5f_text" style:display-name="ListLabel 1_text" style:family="text">
      <style:text-properties style:font-name="Verdana" fo:font-family="Verdana" fo:font-size="13pt"/>
    </style:style>
    <style:style style:name="ListLabel_20_95_5f_text" style:display-name="ListLabel 95_text" style:family="text">
      <style:text-properties fo:font-size="13pt"/>
    </style:style>
    <style:style style:name="ListLabel_20_55_5f_text" style:display-name="ListLabel 55_text" style:family="text">
      <style:text-properties style:font-name="Verdana" fo:font-family="Verdana" fo:font-size="13pt"/>
    </style:style>
    <style:style style:name="Bullet_20_Symbols_5f_text" style:display-name="Bullet Symbols_text" style:family="text">
      <style:text-properties style:font-name="OpenSymbol" fo:font-family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dc:date>2017-03-21T15:47:37.775352835</dc:date>
    <dc:language>fr-FR</dc:language>
    <meta:editing-duration>PT6M32S</meta:editing-duration>
    <meta:editing-cycles>2</meta:editing-cycles>
    <meta:document-statistic meta:table-count="0" meta:image-count="0" meta:object-count="0" meta:page-count="5" meta:paragraph-count="82" meta:word-count="712" meta:character-count="4641" meta:non-whitespace-character-count="3831"/>
  </office:meta>
</office:document-meta>
</file>